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8mm"/>
    </style:style>
    <style:style style:name="co3" style:family="table-column">
      <style:table-column-properties fo:break-before="auto" style:column-width="68.62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168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ext-properties fo:color="#000000" style:font-name="Liberation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iberatio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0000ff" style:text-outline="false" style:text-line-through-style="none" style:text-line-through-type="none" style:font-name="Liberation Sans" fo:font-size="11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Liberation Sans"/>
    </style:style>
    <style:style style:name="ce13" style:family="table-cell" style:parent-style-name="Default">
      <style:text-properties fo:color="#0000ff" style:text-outline="false" style:text-line-through-style="none" style:text-line-through-type="none" style:font-name="Liberation Sans" fo:font-size="11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Bestelliste – Prototyp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Produktname</text:p>
          </table:table-cell>
          <table:table-cell table:style-name="ce2" office:value-type="string" calcext:value-type="string">
            <text:p>Datenblatt</text:p>
          </table:table-cell>
          <table:table-cell table:style-name="ce2" office:value-type="string" calcext:value-type="string">
            <text:p>Shoplink</text:p>
          </table:table-cell>
          <table:table-cell table:style-name="ce2" office:value-type="string" calcext:value-type="string">
            <text:p>Anzahl</text:p>
          </table:table-cell>
        </table:table-row>
        <table:table-row table:style-name="ro1">
          <table:table-cell/>
          <table:table-cell office:value-type="string" calcext:value-type="string">
            <text:p>Stromsensor</text:p>
          </table:table-cell>
          <table:table-cell table:style-name="ce5" office:value-type="string" calcext:value-type="string">
            <text:p>ACS758LCB-050B-PFF-T</text:p>
          </table:table-cell>
          <table:table-cell office:value-type="string" calcext:value-type="string">
            <text:p>http://www.farnell.com/datasheets/1934117.pdf?_ga=2.12644532.263973441.1545043918-288628130.1545043918</text:p>
          </table:table-cell>
          <table:table-cell office:value-type="string" calcext:value-type="string">
            <text:p>https://de.farnell.com/allegro-microsystems/acs758lcb-050b-pff-t/stromsensor-50a-40mv-a-bidirectional/dp/179139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BZX85C3V3-TR</text:p>
          </table:table-cell>
          <table:table-cell/>
          <table:table-cell office:value-type="string" calcext:value-type="string">
            <text:p>https://www.mouser.de/ProductDetail/Vishay-Semiconductors/BZX85C3V3-TR?qs=sGAEpiMZZMtQ8nqTKtFS%2fKE3JtglsWdkKDUY74DTOc4%3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Votage Regulator 3.3V Steckbar</text:p>
          </table:table-cell>
          <table:table-cell office:value-type="string" calcext:value-type="string">
            <text:p>LD1117V33C</text:p>
          </table:table-cell>
          <table:table-cell/>
          <table:table-cell office:value-type="string" calcext:value-type="string">
            <text:p>https://www.mouser.de/ProductDetail/STMicroelectronics/LD1117V33C?qs=sGAEpiMZZMsGz1a6aV8DcN26r3Ey1u82EzYP%2fnurFfo%3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Votage Regulator 3.3V Lötbar</text:p>
          </table:table-cell>
          <table:table-cell office:value-type="string" calcext:value-type="string">
            <text:p>LDL1117S33R</text:p>
          </table:table-cell>
          <table:table-cell/>
          <table:table-cell office:value-type="string" calcext:value-type="string">
            <text:p>https://www.mouser.de/ProductDetail/STMicroelectronics/LDL1117S33R?qs=%2fha2pyFaduhDu7zeV1H9OisyucemXYu8BRwPupamootni5dIJwFFPA%3d%3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Voltage Regulator 5 V Steckbar</text:p>
          </table:table-cell>
          <table:table-cell office:value-type="string" calcext:value-type="string">
            <text:p>LD1117V50</text:p>
          </table:table-cell>
          <table:table-cell/>
          <table:table-cell office:value-type="string" calcext:value-type="string">
            <text:p>https://www.mouser.de/ProductDetail/STMicroelectronics/LD1117V50?qs=sGAEpiMZZMsGz1a6aV8DcCz10aAT%252bcfydfMv2cZXprI%3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Voltage Regulator 5 V Lötbar</text:p>
          </table:table-cell>
          <table:table-cell office:value-type="string" calcext:value-type="string">
            <text:p>LDL1117S50R</text:p>
          </table:table-cell>
          <table:table-cell/>
          <table:table-cell office:value-type="string" calcext:value-type="string">
            <text:p>https://www.mouser.de/ProductDetail/STMicroelectronics/LDL1117S50R?qs=sGAEpiMZZMsGz1a6aV8DcPa5ESIhWVHVlz3PhA7hkQA%3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6" office:value-type="string" calcext:value-type="string">
            <text:p>Halbbrücke Infineon</text:p>
          </table:table-cell>
          <table:table-cell table:style-name="ce8" office:value-type="string" calcext:value-type="string">
            <text:p>BTN7960P </text:p>
          </table:table-cell>
          <table:table-cell/>
          <table:table-cell table:style-name="ce11" office:value-type="string" calcext:value-type="string">
            <text:p><text:span text:style-name="T1"><text:a xlink:href="https://www.mouser.de/ProductDetail/Infineon-Technologies/BTN7960P?qs=sGAEpiMZZMtKB4wrjsn3lRtGWg67hERaD16asTNZzsY%3D" xlink:type="simple">https://www.mouser.de/ProductDetail/Infineon-Technologies/BTN7960P?qs=sGAEpiMZZMtKB4wrjsn3lRtGWg67hERaD16asTNZzsY%3d</text:a></text:span>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table:style-name="ce6" office:value-type="string" calcext:value-type="string">
            <text:p>Kabel</text:p>
          </table:table-cell>
          <table:table-cell table:style-name="ce8" office:value-type="string" calcext:value-type="string">
            <text:p>MIKROE-512 </text:p>
          </table:table-cell>
          <table:table-cell/>
          <table:table-cell table:style-name="ce12" office:value-type="string" calcext:value-type="string">
            <text:p><text:a xlink:href="https://www.mouser.de/ProductDetail/MikroElektronika/MIKROE-512?qs=sGAEpiMZZMvh1pRuiUVjFfXN6UHDZxhsAmFMMrqRQn0%3d" xlink:type="simple">https://www.mouser.de/ProductDetail/MikroElektronika/MIKROE-512?qs=sGAEpiMZZMvh1pRuiUVjFfXN6UHDZxhsAmFMMrqRQn0%3d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table:style-name="ce6" office:value-type="string" calcext:value-type="string">
            <text:p>Steckbrett</text:p>
          </table:table-cell>
          <table:table-cell table:style-name="ce8" office:value-type="string" calcext:value-type="string">
            <text:p>240-131 </text:p>
          </table:table-cell>
          <table:table-cell/>
          <table:table-cell table:style-name="ce13" office:value-type="string" calcext:value-type="string">
            <text:p><text:span text:style-name="T1"><text:a xlink:href="https://www.mouser.de/ProductDetail/Digilent/240-131?qs=sGAEpiMZZMtgbBHFKsFQgqvxd2XGUZHjBVmEzahpS2Xh%2F9ZKFprnlA%3D%3D" xlink:type="simple">https://www.mouser.de/ProductDetail/Digilent/240-131?qs=sGAEpiMZZMtgbBHFKsFQgqvxd2XGUZHjBVmEzahpS2Xh%2f9ZKFprnlA%3d%3d</text:a></text:span>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string" calcext:value-type="string">
            <text:p>Kondensator 100nF</text:p>
          </table:table-cell>
          <table:table-cell table:style-name="ce9" office:value-type="float" office:value="860010672001" calcext:value-type="float">
            <text:p>860010672001</text:p>
          </table:table-cell>
          <table:table-cell/>
          <table:table-cell office:value-type="string" calcext:value-type="string">
            <text:p>https://www.mouser.de/ProductDetail/Wurth-Electronics/860010672001?qs=sGAEpiMZZMtZ1n0r9vR22emd73sC8nR%2fht%252btIV6d%252bj0ph8h60Ep7VQ%3d%3d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string" calcext:value-type="string">
            <text:p>Kondensator 10uF</text:p>
          </table:table-cell>
          <table:table-cell table:style-name="ce9" office:value-type="float" office:value="860130874006" calcext:value-type="float">
            <text:p>860130874006</text:p>
          </table:table-cell>
          <table:table-cell table:style-name="Default"/>
          <table:table-cell table:style-name="Default" office:value-type="string" calcext:value-type="string">
            <text:p>https://www.mouser.de/ProductDetail/Wurth-Electronics/860130874006?qs=sGAEpiMZZMtZ1n0r9vR22emd73sC8nR%2fJGtPu99qNgoAa5g856E7tw%3d%3d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/>
          <table:table-cell table:style-name="ce1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.00.0000</text:date>, <text:time style:data-style-name="N2" text:time-value="13:28:49.2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8-12-19T14:58:25.054000000</dc:date>
    <meta:editing-duration>PT22M57S</meta:editing-duration>
    <meta:editing-cycles>8</meta:editing-cycles>
    <meta:document-statistic meta:table-count="1" meta:cell-count="51" meta:object-count="0"/>
  </office:meta>
</office:document-meta>
</file>